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4pt"/>
    </style:style>
    <style:style style:name="ro1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000000"/>
      <style:text-properties fo:color="#80000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6"/>
          <table:table-cell office:value-type="float" office:value="0" calcext:value-type="float">
            <text:p>0</text:p>
          </table:table-cell>
          <table:table-cell table:style-name="ce1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style-name="ce1" table:number-columns-repeated="4"/>
          <table:table-cell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976"/>
        </table:table-row>
        <table:table-row table:style-name="ro1">
          <table:table-cell table:style-name="ce1" table:number-columns-repeated="2"/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table:style-name="ce1"/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9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2"/>
          <table:table-cell office:value-type="string" calcext:value-type="string">
            <text:p>-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2"/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+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4"/>
          <table:table-cell office:value-type="string" calcext:value-type="string">
            <text:p>Solution = L + R – U + M.isFilled() + this.isFilled()</text:p>
          </table:table-cell>
          <table:table-cell table:number-columns-repeated="16"/>
          <table:table-cell office:value-type="string" calcext:value-type="string">
            <text:p>See here : \/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5"/>
          <table:table-cell table:style-name="ce2"/>
          <table:table-cell table:number-columns-repeated="9" table:style-name="ce4" office:value-type="float" office:value="1" calcext:value-type="float">
            <text:p>1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26"/>
          <table:table-cell table:style-name="ce1"/>
          <table:table-cell table:number-columns-repeated="8"/>
          <table:table-cell table:style-name="ce2"/>
          <table:table-cell table:formula="of:=[.AL13]+[.AK21]+[.AK22]" office:value-type="float" office:value="2" calcext:value-type="float">
            <text:p>2</text:p>
          </table:table-cell>
          <table:table-cell table:formula="of:=[.AK13]+[.AM13]-[.AL12]+[.AL21]+[.AL22]" office:value-type="float" office:value="3" calcext:value-type="float">
            <text:p>3</text:p>
          </table:table-cell>
          <table:table-cell table:style-name="ce4" table:formula="of:=[.AL13]+[.AN13]-[.AM12]+[.AM21]+[.AM22]" office:value-type="float" office:value="4" calcext:value-type="float">
            <text:p>4</text:p>
          </table:table-cell>
          <table:table-cell table:style-name="ce4" table:formula="of:=[.AM13]+[.AO13]-[.AN12]+[.AN21]+[.AN22]" office:value-type="float" office:value="4" calcext:value-type="float">
            <text:p>4</text:p>
          </table:table-cell>
          <table:table-cell table:formula="of:=[.AN13]+[.AP13]-[.AO12]+[.AO21]+[.AO22]" office:value-type="float" office:value="3" calcext:value-type="float">
            <text:p>3</text:p>
          </table:table-cell>
          <table:table-cell table:formula="of:=[.AO13]+[.AQ13]-[.AP12]+[.AP21]+[.AP22]" office:value-type="float" office:value="3" calcext:value-type="float">
            <text:p>3</text:p>
          </table:table-cell>
          <table:table-cell table:style-name="ce4" table:formula="of:=[.AP13]+[.AR13]-[.AQ12]+[.AQ21]+[.AQ22]" office:value-type="float" office:value="4" calcext:value-type="float">
            <text:p>4</text:p>
          </table:table-cell>
          <table:table-cell table:formula="of:=[.AQ13]+[.AS13]-[.AR12]+[.AR21]+[.AR22]" office:value-type="float" office:value="3" calcext:value-type="float">
            <text:p>3</text:p>
          </table:table-cell>
          <table:table-cell table:style-name="ce4" table:formula="of:=[.AR13]+[.AS21]+[.AS22]" office:value-type="float" office:value="3" calcext:value-type="float">
            <text:p>3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26"/>
          <table:table-cell table:style-name="ce1"/>
          <table:table-cell table:number-columns-repeated="8"/>
          <table:table-cell table:style-name="ce2"/>
          <table:table-cell table:formula="of:=[.AL14]+[.AK22]+[.AK23]" office:value-type="float" office:value="3" calcext:value-type="float">
            <text:p>3</text:p>
          </table:table-cell>
          <table:table-cell table:formula="of:=[.AK14]+[.AM14]-[.AL13]+[.AL22]+[.AL23]" office:value-type="float" office:value="5" calcext:value-type="float">
            <text:p>5</text:p>
          </table:table-cell>
          <table:table-cell table:formula="of:=[.AL14]+[.AN14]-[.AM13]+[.AM22]+[.AM23]" office:value-type="float" office:value="7" calcext:value-type="float">
            <text:p>7</text:p>
          </table:table-cell>
          <table:table-cell table:formula="of:=[.AM14]+[.AO14]-[.AN13]+[.AN22]+[.AN23]" office:value-type="float" office:value="7" calcext:value-type="float">
            <text:p>7</text:p>
          </table:table-cell>
          <table:table-cell table:formula="of:=[.AN14]+[.AP14]-[.AO13]+[.AO22]+[.AO23]" office:value-type="float" office:value="6" calcext:value-type="float">
            <text:p>6</text:p>
          </table:table-cell>
          <table:table-cell table:formula="of:=[.AO14]+[.AQ14]-[.AP13]+[.AP22]+[.AP23]" office:value-type="float" office:value="6" calcext:value-type="float">
            <text:p>6</text:p>
          </table:table-cell>
          <table:table-cell table:style-name="ce4" table:formula="of:=[.AP14]+[.AR14]-[.AQ13]+[.AQ22]+[.AQ23]" office:value-type="float" office:value="7" calcext:value-type="float">
            <text:p>7</text:p>
          </table:table-cell>
          <table:table-cell table:formula="of:=[.AQ14]+[.AS14]-[.AR13]+[.AR22]+[.AR23]" office:value-type="float" office:value="6" calcext:value-type="float">
            <text:p>6</text:p>
          </table:table-cell>
          <table:table-cell table:style-name="ce4" table:formula="of:=[.AR14]+[.AS22]+[.AS23]" office:value-type="float" office:value="5" calcext:value-type="float">
            <text:p>5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26"/>
          <table:table-cell table:style-name="ce1"/>
          <table:table-cell table:number-columns-repeated="3" office:value-type="string" calcext:value-type="string">
            <text:p>?</text:p>
          </table:table-cell>
          <table:table-cell table:number-columns-repeated="5"/>
          <table:table-cell table:style-name="ce2"/>
          <table:table-cell table:formula="of:=[.AL15]+[.AK23]+[.AK24]" office:value-type="float" office:value="5" calcext:value-type="float">
            <text:p>5</text:p>
          </table:table-cell>
          <table:table-cell table:formula="of:=[.AK15]+[.AM15]-[.AL14]+[.AL23]+[.AL24]" office:value-type="float" office:value="7" calcext:value-type="float">
            <text:p>7</text:p>
          </table:table-cell>
          <table:table-cell table:formula="of:=[.AL15]+[.AN15]-[.AM14]+[.AM23]+[.AM24]" office:value-type="float" office:value="8" calcext:value-type="float">
            <text:p>8</text:p>
          </table:table-cell>
          <table:table-cell table:formula="of:=[.AM15]+[.AO15]-[.AN14]+[.AN23]+[.AN24]" office:value-type="float" office:value="9" calcext:value-type="float">
            <text:p>9</text:p>
          </table:table-cell>
          <table:table-cell table:formula="of:=[.AN15]+[.AP15]-[.AO14]+[.AO23]+[.AO24]" office:value-type="float" office:value="10" calcext:value-type="float">
            <text:p>10</text:p>
          </table:table-cell>
          <table:table-cell table:formula="of:=[.AO15]+[.AQ15]-[.AP14]+[.AP23]+[.AP24]" office:value-type="float" office:value="10" calcext:value-type="float">
            <text:p>10</text:p>
          </table:table-cell>
          <table:table-cell table:formula="of:=[.AP15]+[.AR15]-[.AQ14]+[.AQ23]+[.AQ24]" office:value-type="float" office:value="9" calcext:value-type="float">
            <text:p>9</text:p>
          </table:table-cell>
          <table:table-cell table:formula="of:=[.AQ15]+[.AS15]-[.AR14]+[.AR23]+[.AR24]" office:value-type="float" office:value="9" calcext:value-type="float">
            <text:p>9</text:p>
          </table:table-cell>
          <table:table-cell table:style-name="ce4" table:formula="of:=[.AR15]+[.AS23]+[.AS24]" office:value-type="float" office:value="8" calcext:value-type="float">
            <text:p>8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26"/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2"/>
          <table:table-cell table:formula="of:=[.AL16]+[.AK24]+[.AK25]" office:value-type="float" office:value="7" calcext:value-type="float">
            <text:p>7</text:p>
          </table:table-cell>
          <table:table-cell table:formula="of:=[.AK16]+[.AM16]-[.AL15]+[.AL24]+[.AL25]" office:value-type="float" office:value="8" calcext:value-type="float">
            <text:p>8</text:p>
          </table:table-cell>
          <table:table-cell table:formula="of:=[.AL16]+[.AN16]-[.AM15]+[.AM24]+[.AM25]" office:value-type="float" office:value="9" calcext:value-type="float">
            <text:p>9</text:p>
          </table:table-cell>
          <table:table-cell table:formula="of:=[.AM16]+[.AO16]-[.AN15]+[.AN24]+[.AN25]" office:value-type="float" office:value="11" calcext:value-type="float">
            <text:p>11</text:p>
          </table:table-cell>
          <table:table-cell table:formula="of:=[.AN16]+[.AP16]-[.AO15]+[.AO24]+[.AO25]" office:value-type="float" office:value="13" calcext:value-type="float">
            <text:p>13</text:p>
          </table:table-cell>
          <table:table-cell table:formula="of:=[.AO16]+[.AQ16]-[.AP15]+[.AP24]+[.AP25]" office:value-type="float" office:value="13" calcext:value-type="float">
            <text:p>13</text:p>
          </table:table-cell>
          <table:table-cell table:formula="of:=[.AP16]+[.AR16]-[.AQ15]+[.AQ24]+[.AQ25]" office:value-type="float" office:value="12" calcext:value-type="float">
            <text:p>12</text:p>
          </table:table-cell>
          <table:table-cell table:formula="of:=[.AQ16]+[.AS16]-[.AR15]+[.AR24]+[.AR25]" office:value-type="float" office:value="11" calcext:value-type="float">
            <text:p>11</text:p>
          </table:table-cell>
          <table:table-cell table:formula="of:=[.AR16]+[.AS24]+[.AS25]" office:value-type="float" office:value="10" calcext:value-type="float">
            <text:p>10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26"/>
          <table:table-cell table:style-name="ce1"/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formula="of:=[.AL17]+[.AK25]+[.AK26]" office:value-type="float" office:value="8" calcext:value-type="float">
            <text:p>8</text:p>
          </table:table-cell>
          <table:table-cell table:formula="of:=[.AK17]+[.AM17]-[.AL16]+[.AL25]+[.AL26]" office:value-type="float" office:value="9" calcext:value-type="float">
            <text:p>9</text:p>
          </table:table-cell>
          <table:table-cell table:formula="of:=[.AL17]+[.AN17]-[.AM16]+[.AM25]+[.AM26]" office:value-type="float" office:value="11" calcext:value-type="float">
            <text:p>11</text:p>
          </table:table-cell>
          <table:table-cell table:formula="of:=[.AM17]+[.AO17]-[.AN16]+[.AN25]+[.AN26]" office:value-type="float" office:value="13" calcext:value-type="float">
            <text:p>13</text:p>
          </table:table-cell>
          <table:table-cell table:formula="of:=[.AN17]+[.AP17]-[.AO16]+[.AO25]+[.AO26]" office:value-type="float" office:value="14" calcext:value-type="float">
            <text:p>14</text:p>
          </table:table-cell>
          <table:table-cell table:formula="of:=[.AO17]+[.AQ17]-[.AP16]+[.AP25]+[.AP26]" office:value-type="float" office:value="15" calcext:value-type="float">
            <text:p>15</text:p>
          </table:table-cell>
          <table:table-cell table:formula="of:=[.AP17]+[.AR17]-[.AQ16]+[.AQ25]+[.AQ26]" office:value-type="float" office:value="15" calcext:value-type="float">
            <text:p>15</text:p>
          </table:table-cell>
          <table:table-cell table:formula="of:=[.AQ17]+[.AS17]-[.AR16]+[.AR25]+[.AR26]" office:value-type="float" office:value="13" calcext:value-type="float">
            <text:p>13</text:p>
          </table:table-cell>
          <table:table-cell table:formula="of:=[.AR17]+[.AS25]+[.AS26]" office:value-type="float" office:value="11" calcext:value-type="float">
            <text:p>11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26"/>
          <table:table-cell table:style-name="ce1"/>
          <table:table-cell table:number-columns-repeated="8"/>
          <table:table-cell table:style-name="ce2"/>
          <table:table-cell table:formula="of:=[.AL18]+[.AK26]+[.AK27]" office:value-type="float" office:value="9" calcext:value-type="float">
            <text:p>9</text:p>
          </table:table-cell>
          <table:table-cell table:formula="of:=[.AK18]+[.AM18]-[.AL17]+[.AL26]+[.AL27]" office:value-type="float" office:value="11" calcext:value-type="float">
            <text:p>11</text:p>
          </table:table-cell>
          <table:table-cell table:formula="of:=[.AL18]+[.AN18]-[.AM17]+[.AM26]+[.AM27]" office:value-type="float" office:value="13" calcext:value-type="float">
            <text:p>13</text:p>
          </table:table-cell>
          <table:table-cell table:formula="of:=[.AM18]+[.AO18]-[.AN17]+[.AN26]+[.AN27]" office:value-type="float" office:value="14" calcext:value-type="float">
            <text:p>14</text:p>
          </table:table-cell>
          <table:table-cell table:formula="of:=[.AN18]+[.AP18]-[.AO17]+[.AO26]+[.AO27]" office:value-type="float" office:value="15" calcext:value-type="float">
            <text:p>15</text:p>
          </table:table-cell>
          <table:table-cell table:formula="of:=[.AO18]+[.AQ18]-[.AP17]+[.AP26]+[.AP27]" office:value-type="float" office:value="16" calcext:value-type="float">
            <text:p>16</text:p>
          </table:table-cell>
          <table:table-cell table:formula="of:=[.AP18]+[.AR18]-[.AQ17]+[.AQ26]+[.AQ27]" office:value-type="float" office:value="16" calcext:value-type="float">
            <text:p>16</text:p>
          </table:table-cell>
          <table:table-cell table:formula="of:=[.AQ18]+[.AS18]-[.AR17]+[.AR26]+[.AR27]" office:value-type="float" office:value="15" calcext:value-type="float">
            <text:p>15</text:p>
          </table:table-cell>
          <table:table-cell table:formula="of:=[.AR18]+[.AS26]+[.AS27]" office:value-type="float" office:value="13" calcext:value-type="float">
            <text:p>13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35"/>
          <table:table-cell table:style-name="ce3"/>
          <table:table-cell table:style-name="ce5" office:value-type="string" calcext:value-type="string" table:number-columns-spanned="9" table:number-rows-spanned="1">
            <text:p>IsFilled(): \/</text:p>
          </table:table-cell>
          <table:covered-table-cell table:number-columns-repeated="8" table:style-name="ce3"/>
          <table:table-cell table:style-name="ce3"/>
          <table:table-cell table:number-columns-repeated="978"/>
        </table:table-row>
        <table:table-row table:style-name="ro1">
          <table:table-cell table:number-columns-repeated="35"/>
          <table:table-cell table:style-name="ce2"/>
          <table:table-cell table:number-columns-repeated="9" table:style-name="ce4" office:value-type="float" office:value="1" calcext:value-type="float">
            <text:p>1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35"/>
          <table:table-cell table:style-name="ce2"/>
          <table:table-cell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35"/>
          <table:table-cell table:style-name="ce2"/>
          <table:table-cell table:number-columns-repeated="6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978"/>
        </table:table-row>
        <table:table-row table:style-name="ro1">
          <table:table-cell table:number-columns-repeated="35"/>
          <table:table-cell table:style-name="ce2"/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style-name="ce2"/>
          <table:table-cell table:number-columns-repeated="978"/>
        </table:table-row>
        <table:table-row table:style-name="ro1" table:number-rows-repeated="3">
          <table:table-cell table:number-columns-repeated="35"/>
          <table:table-cell table:style-name="ce2"/>
          <table:table-cell table:number-columns-repeated="9"/>
          <table:table-cell table:style-name="ce2"/>
          <table:table-cell table:number-columns-repeated="97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3:29:13.852000000</meta:creation-date>
    <dc:date>2017-09-10T14:20:17.405000000</dc:date>
    <meta:editing-duration>PT18M12S</meta:editing-duration>
    <meta:editing-cycles>3</meta:editing-cycles>
    <meta:generator>LibreOffice/5.2.7.2$Windows_x86 LibreOffice_project/2b7f1e640c46ceb28adf43ee075a6e8b8439ed10</meta:generator>
    <meta:document-statistic meta:table-count="1" meta:cell-count="199" meta:object-count="0"/>
  </office:meta>
</office:document-meta>
</file>